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P1" style:parent-style-name="Document_20Title" style:family="paragraph"/>
    <style:style style:name="P2" style:parent-style-name="Text" style:family="paragraph"/>
    <style:style style:name="P3" style:parent-style-name="Heading_201" style:family="paragraph"/>
    <style:style style:name="P4" style:parent-style-name="Text" style:family="paragraph">
      <style:paragraph-properties style:writing-mode="lr"/>
    </style:style>
    <text:list-style style:name="L7" style:display-name="L7">
      <text:list-level-style-bullet text:bullet-char="" text:level="1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list-level-style-bullet>
    </text:list-style>
  </office:automatic-styles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Bibliography_20custom4" style:display-name="Bibliography custom4" style:family="paragraph"/>
    <style:style style:name="Bibliography_20custom5" style:display-name="Bibliography custom5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Heading_201" style:default-outline-level="1" style:display-name="Heading 1" style:family="paragraph" style:list-style-name="L" style:next-style-name="Text">
      <style:paragraph-properties fo:background-color="transparent" fo:line-height="100%" fo:margin-bottom="6.000000000000000pt" fo:margin-top="6.000000000000000pt" fo:text-align="center" style:font-independent-line-spacing="true"/>
      <style:text-properties fo:background-color="transparent" fo:color="#000000" fo:font-family="Rasa" fo:font-size="20.000000000000000pt" fo:font-style="normal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A1" style:display-name="A1" style:family="paragraph">
      <style:text-properties fo:color="#000000" fo:font-family="Sans Serif" fo:font-size="12.000000000000000pt"/>
    </style:style>
    <style:style style:name="Text" style:display-name="Text" style:family="paragraph" style:list-style-name="L">
      <style:paragraph-properties fo:background-color="transparent" fo:margin-bottom="4.000000000000000pt" fo:margin-top="4.000000000000000pt" fo:text-align="justify"/>
      <style:text-properties fo:background-color="transparent" fo:color="#000000" fo:font-family="Rasa" fo:font-size="10.000000000000000pt" fo:font-style="normal" fo:font-weight="normal"/>
    </style:style>
    <style:style style:name="Head_202" style:default-outline-level="2" style:display-name="Head 2" style:family="paragraph" style:list-style-name="L" style:next-style-name="Text">
      <style:paragraph-properties fo:background-color="transparent" fo:margin-bottom="4.000000000000000pt" fo:margin-top="4.000000000000000pt"/>
      <style:text-properties fo:background-color="transparent" fo:color="#000000" fo:font-family="Rasa" fo:font-size="16.000000000000000pt" fo:font-style="normal" fo:font-weight="bold"/>
    </style:style>
    <style:style style:name="Hyperlink" style:display-name="Hyperlink" style:family="paragraph" style:list-style-name="L">
      <style:paragraph-properties fo:background-color="transparent" fo:line-height="105%" style:font-independent-line-spacing="false"/>
      <style:text-properties fo:background-color="transparent" fo:color="#000000" fo:font-family="Rasa" fo:font-style="normal" fo:font-weight="normal" style:text-position="0% 100%" style:text-underline-color="#00557f" style:text-underline-style="solid" style:text-underline-type="single"/>
    </style:style>
    <style:style style:name="Document_20Title" style:display-name="Document Title" style:family="paragraph" style:list-style-name="L" style:next-style-name="Text">
      <style:paragraph-properties fo:background-color="transparent" fo:margin-bottom="10.000000000000000pt" fo:margin-top="10.000000000000000pt" fo:text-align="center"/>
      <style:text-properties fo:background-color="transparent" fo:color="#000000" fo:font-family="Rasa" fo:font-size="24.000000000000000pt" fo:font-weight="bold"/>
    </style:style>
    <style:style style:name="Head_203" style:default-outline-level="3" style:display-name="Head 3" style:family="paragraph" style:list-style-name="L" style:next-style-name="Text">
      <style:paragraph-properties fo:background-color="transparent"/>
      <style:text-properties fo:background-color="transparent" fo:color="#000000" fo:font-family="Rasa" fo:font-size="12.000000000000000pt" fo:font-style="normal" fo:font-weight="bold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New_20style" style:display-name="New style" style:family="text">
      <style:text-properties fo:background-color="transparent" fo:font-family="Rasa" fo:font-size="10.000000000000000pt"/>
    </style:style>
    <text:list-style style:name="L" style:display-name="L">
      <text:list-level-style-bullet text:bullet-char="" text:level="1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list-level-style-bullet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11" style:display-name="L1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bullet text:bullet-char="" text:level="1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list-level-style-bullet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56.000000000000000pt" fo:margin-left="42.000000000000000pt" fo:margin-right="42.000000000000000pt" fo:margin-top="56.009999999999998pt" fo:padding="0.000000000000000pt" fo:page-height="841.891222259999950pt" fo:page-width="595.276621799999930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50</meta:editing-cycles>
    <dc:date>2021-05-14T20:04:58</dc:date>
    <meta:creation-date>2008-08-22T11:41:04</meta:creation-date>
    <dc:creator>Jake</dc:creator>
  </office:meta>
</office:document-meta>
</file>